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.A" style:family="table-column">
      <style:table-column-properties style:column-width="6.551cm" style:rel-column-width="3714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" style:family="table">
      <style:table-properties style:width="6.551cm" style:rel-width="100%" table:align="left" fo:background-color="#f9f9f9" style:shadow="none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 style:shadow="none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 style:shadow="none"/>
    </style:style>
    <style:style style:name="Table12.A" style:family="table-column">
      <style:table-column-properties style:column-width="1.639cm" style:rel-column-width="16383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 style:shadow="none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 style:shadow="none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 style:shadow="none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3" style:family="table">
      <style:table-properties style:width="6.551cm" table:align="margins" style:shadow="none"/>
    </style:style>
    <style:style style:name="Table3.A" style:family="table-column">
      <style:table-column-properties style:column-width="1.639cm" style:rel-column-width="929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 style:shadow="none"/>
    </style:style>
    <style:style style:name="Table16.A" style:family="table-column">
      <style:table-column-properties style:column-width="0.818cm" style:rel-column-width="8191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 style:shadow="none"/>
    </style:style>
    <style:style style:name="Table17.A" style:family="table-column">
      <style:table-column-properties style:column-width="0.818cm" style:rel-column-width="464*"/>
    </style:style>
    <style:style style:name="Table17.D" style:family="table-column">
      <style:table-column-properties style:column-width="0.82cm" style:rel-column-width="465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 style:shadow="none"/>
    </style:style>
    <style:style style:name="Table18.A" style:family="table-column">
      <style:table-column-properties style:column-width="0.818cm" style:rel-column-width="8191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#cccccc" fo:padding="0cm" fo:border="none">
        <style:background-image/>
      </style:table-cell-properties>
    </style:style>
    <style:style style:name="Table19" style:family="table">
      <style:table-properties style:width="6.551cm" table:align="margins" style:shadow="none"/>
    </style:style>
    <style:style style:name="Table19.A" style:family="table-column">
      <style:table-column-properties style:column-width="1.64cm" style:rel-column-width="930*"/>
    </style:style>
    <style:style style:name="Table19.B" style:family="table-column">
      <style:table-column-properties style:column-width="4.911cm" style:rel-column-width="2784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 style:shadow="none"/>
    </style:style>
    <style:style style:name="Table20.A" style:family="table-column">
      <style:table-column-properties style:column-width="1.64cm" style:rel-column-width="930*"/>
    </style:style>
    <style:style style:name="Table20.B" style:family="table-column">
      <style:table-column-properties style:column-width="4.911cm" style:rel-column-width="2784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 style:shadow="none"/>
    </style:style>
    <style:style style:name="Table21.A" style:family="table-column">
      <style:table-column-properties style:column-width="1.64cm" style:rel-column-width="930*"/>
    </style:style>
    <style:style style:name="Table21.B" style:family="table-column">
      <style:table-column-properties style:column-width="4.911cm" style:rel-column-width="2784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 style:shadow="none"/>
    </style:style>
    <style:style style:name="Table22.A" style:family="table-column">
      <style:table-column-properties style:column-width="1.64cm" style:rel-column-width="930*"/>
    </style:style>
    <style:style style:name="Table22.B" style:family="table-column">
      <style:table-column-properties style:column-width="4.911cm" style:rel-column-width="2784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shadow="none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A1" style:family="table-cell">
      <style:table-cell-properties fo:padding="0.049cm" fo:border="none"/>
    </style:style>
    <style:style style:name="Table5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5.A" style:family="table-column">
      <style:table-column-properties style:column-width="6.551cm" style:rel-column-width="3714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9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9.A" style:family="table-column">
      <style:table-column-properties style:column-width="1.446cm" style:rel-column-width="820*"/>
    </style:style>
    <style:style style:name="Table9.B" style:family="table-column">
      <style:table-column-properties style:column-width="2.007cm" style:rel-column-width="1138*"/>
    </style:style>
    <style:style style:name="Table9.C" style:family="table-column">
      <style:table-column-properties style:column-width="3.103cm" style:rel-column-width="1759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10.A" style:family="table-column">
      <style:table-column-properties style:column-width="2.72cm" style:rel-column-width="1542*"/>
    </style:style>
    <style:style style:name="Table10.B" style:family="table-column">
      <style:table-column-properties style:column-width="3.836cm" style:rel-column-width="2175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1.A" style:family="table-column">
      <style:table-column-properties style:column-width="1.774cm" style:rel-column-width="1006*"/>
    </style:style>
    <style:style style:name="Table11.B" style:family="table-column">
      <style:table-column-properties style:column-width="0.903cm" style:rel-column-width="512*"/>
    </style:style>
    <style:style style:name="Table11.C" style:family="table-column">
      <style:table-column-properties style:column-width="3.874cm" style:rel-column-width="2196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3" style:family="table">
      <style:table-properties style:width="6.551cm" table:align="margins" style:shadow="none" style:may-break-between-rows="false"/>
    </style:style>
    <style:style style:name="Table13.A" style:family="table-column">
      <style:table-column-properties style:column-width="3.981cm" style:rel-column-width="2258*"/>
    </style:style>
    <style:style style:name="Table13.B" style:family="table-column">
      <style:table-column-properties style:column-width="2.57cm" style:rel-column-width="1458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 style:shadow="none"/>
    </style:style>
    <style:style style:name="Table14.A" style:family="table-column">
      <style:table-column-properties style:column-width="3.424cm" style:rel-column-width="1942*"/>
    </style:style>
    <style:style style:name="Table14.B" style:family="table-column">
      <style:table-column-properties style:column-width="3.127cm" style:rel-column-width="1774*"/>
    </style:style>
    <style:style style:name="Table14.A1" style:family="table-cell">
      <style:table-cell-properties fo:padding="0cm" fo:border="none"/>
    </style:style>
    <style:style style:name="Table24" style:family="table">
      <style:table-properties style:width="6.562cm" fo:margin-left="0cm" fo:margin-right="-0.007cm" table:align="margins" fo:background-color="#f9f9f9" style:shadow="none">
        <style:background-image/>
      </style:table-properties>
    </style:style>
    <style:style style:name="Table24.A" style:family="table-column">
      <style:table-column-properties style:column-width="1.429cm" style:rel-column-width="810*"/>
    </style:style>
    <style:style style:name="Table24.B" style:family="table-column">
      <style:table-column-properties style:column-width="0.141cm" style:rel-column-width="80*"/>
    </style:style>
    <style:style style:name="Table24.C" style:family="table-column">
      <style:table-column-properties style:column-width="1.058cm" style:rel-column-width="600*"/>
    </style:style>
    <style:style style:name="Table24.D" style:family="table-column">
      <style:table-column-properties style:column-width="0.653cm" style:rel-column-width="370*"/>
    </style:style>
    <style:style style:name="Table24.E" style:family="table-column">
      <style:table-column-properties style:column-width="3.281cm" style:rel-column-width="1860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style:rel-width="100%" fo:margin-left="0cm" fo:margin-right="0cm" table:align="margins" fo:background-color="#f9f9f9" style:shadow="none">
        <style:background-image/>
      </style:table-properties>
    </style:style>
    <style:style style:name="Table23.A" style:family="table-column">
      <style:table-column-properties style:column-width="3.277cm" style:rel-column-width="1857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6" style:family="table">
      <style:table-properties style:width="6.544cm" table:align="left" style:shadow="none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 style:shadow="none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 style:shadow="none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 style:shadow="none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 style:shadow="none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 style:shadow="none"/>
    </style:style>
    <style:style style:name="Table25.A" style:family="table-column">
      <style:table-column-properties style:column-width="2.028cm" style:rel-column-width="1150*"/>
    </style:style>
    <style:style style:name="Table25.B" style:family="table-column">
      <style:table-column-properties style:column-width="4.533cm" style:rel-column-width="2570*"/>
    </style:style>
    <style:style style:name="Table25.A1" style:family="table-cell">
      <style:table-cell-properties fo:padding="0cm" fo:border="none"/>
    </style:style>
    <style:style style:name="P1" style:family="paragraph" style:parent-style-name="Standard" style:list-style-name="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03cm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top="0cm" fo:margin-bottom="0cm" style:line-height-at-least="0.503cm" fo:text-align="justify" style:justify-single-word="false" fo:orphans="2" fo:widows="2" fo:padding="0cm" fo:border="none"/>
    </style:style>
    <style:style style:name="P8" style:family="paragraph" style:parent-style-name="Text_20_body" style:list-style-name="L1">
      <style:paragraph-properties style:line-height-at-least="0.503cm" fo:text-align="justify" style:justify-single-word="false" fo:orphans="2" fo:widows="2" fo:padding="0cm" fo:border="non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padding="0cm" fo:border="none"/>
    </style:style>
    <style:style style:name="P15" style:family="paragraph" style:parent-style-name="Table_20_Contents">
      <style:paragraph-properties fo:text-align="center" style:justify-single-word="false" fo:padding="0cm" fo:border="none"/>
    </style:style>
    <style:style style:name="P16" style:family="paragraph" style:parent-style-name="Table_20_Contents">
      <style:paragraph-properties fo:text-align="end" style:justify-single-word="false" fo:padding="0cm" fo:border="none"/>
    </style:style>
    <style:style style:name="P17" style:family="paragraph" style:parent-style-name="Table_20_Contents">
      <style:paragraph-properties fo:margin-top="0cm" fo:margin-bottom="0.499cm" fo:padding="0cm" fo:border="none"/>
    </style:style>
    <style:style style:name="P18" style:family="paragraph" style:parent-style-name="Table_20_Contents">
      <style:paragraph-properties fo:margin-left="0cm" fo:margin-right="0cm" fo:margin-top="0cm" fo:margin-bottom="0.499cm" fo:text-indent="0cm" style:auto-text-indent="false" fo:padding="0cm" fo:border="none"/>
    </style:style>
    <style:style style:name="P19" style:family="paragraph" style:parent-style-name="Table_20_Heading">
      <style:paragraph-properties fo:text-align="center" style:justify-single-word="false" fo:padding="0cm" fo:border="none"/>
    </style:style>
    <style:style style:name="P20" style:family="paragraph" style:parent-style-name="Table_20_Heading">
      <style:paragraph-properties fo:text-align="start" style:justify-single-word="false" fo:padding="0cm" fo:border="none"/>
    </style:style>
    <style:style style:name="T1" style:family="text">
      <style:text-properties fo:color="#0645ad" style:text-underline-style="solid" style:text-underline-width="auto" style:text-underline-color="font-color"/>
    </style:style>
    <style:style style:name="T2" style:family="text">
      <style:text-properties fo:color="#0645ad" style:text-underline-style="solid" style:text-underline-width="auto" style:text-underline-color="font-color" fo:background-color="#f9f9f9"/>
    </style:style>
    <style:style style:name="T3" style:family="text">
      <style:text-properties fo:color="#0645ad" style:font-name="monospace" style:text-underline-style="solid" style:text-underline-width="auto" style:text-underline-color="font-color" fo:background-color="#f9f9f9"/>
    </style:style>
    <style:style style:name="T4" style:family="text">
      <style:text-properties style:font-name="monospace"/>
    </style:style>
    <style:style style:name="T5" style:family="text">
      <style:text-properties style:font-name="monospace" fo:background-color="#f9f9f9"/>
    </style:style>
    <style:style style:name="T6" style:family="text">
      <style:text-properties style:font-name="monospace" fo:font-size="9.75pt" fo:font-style="normal" fo:font-weight="normal"/>
    </style:style>
    <style:style style:name="T7" style:family="text">
      <style:text-properties fo:background-color="#f9f9f9"/>
    </style:style>
    <style:style style:name="T8" style:family="text">
      <style:text-properties fo:color="#cc2200" style:text-underline-style="solid" style:text-underline-width="auto" style:text-underline-color="font-color" fo:background-color="#f9f9f9"/>
    </style:style>
    <style:style style:name="T9" style:family="text">
      <style:text-properties fo:color="#cc2200" style:font-name="monospace" style:text-underline-style="solid" style:text-underline-width="auto" style:text-underline-color="font-color" fo:background-color="#f9f9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/>
    </style:style>
    <style:style style:name="T14" style:family="text">
      <style:text-properties fo:font-size="9.75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8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19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20" style:family="text">
      <style:text-properties fo:font-variant="normal" fo:text-transform="none" fo:color="#000000" style:font-name="sans-serif" fo:font-size="12.75pt" fo:letter-spacing="normal" fo:font-style="normal" fo:font-weight="bold"/>
    </style:style>
    <style:style style:name="T2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monospace" fo:font-size="9.75pt" fo:letter-spacing="normal" fo:font-style="normal" fo:font-weight="normal" fo:background-color="#f9f9f9"/>
    </style:style>
    <style:style style:name="T24" style:family="text">
      <style:text-properties fo:font-variant="normal" fo:text-transform="none" fo:color="#000000" style:font-name="monospace" fo:font-size="9.75pt" fo:letter-spacing="normal" fo:font-style="italic" fo:font-weight="normal" fo:background-color="#f9f9f9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9" style:family="text">
      <style:text-properties fo:font-variant="normal" fo:text-transform="none" fo:color="#000000" style:font-name="Arial1" fo:font-size="10pt" fo:letter-spacing="normal" fo:font-style="normal" fo:font-weight="bold"/>
    </style:style>
    <style:style style:name="T30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31" style:family="text">
      <style:text-properties fo:font-variant="normal" fo:text-transform="none" fo:color="#0645ad" style:font-name="sans-serif" fo:font-size="9.75pt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fo:color="#0645ad" style:font-name="sans-serif" fo:font-size="9.75pt" fo:letter-spacing="normal" fo:font-style="italic" style:text-underline-style="solid" style:text-underline-width="auto" style:text-underline-color="font-color" fo:font-weight="normal"/>
    </style:style>
    <style:style style:name="T33" style:family="text">
      <style:text-properties fo:font-variant="normal" fo:text-transform="none" fo:color="#006600" style:font-name="monospace1" fo:font-size="9.75pt" fo:letter-spacing="normal" fo:font-style="normal" fo:font-weight="normal"/>
    </style:style>
    <style:style style:name="T34" style:family="text">
      <style:text-properties fo:font-variant="normal" fo:text-transform="none" fo:color="#006600" style:font-name="monospace1" fo:font-size="9.75pt" fo:letter-spacing="normal" fo:font-style="italic" fo:font-weight="normal"/>
    </style:style>
    <style:style style:name="T35" style:family="text">
      <style:text-properties fo:font-variant="normal" fo:text-transform="none" fo:color="#008000" style:font-name="courier" fo:font-size="9pt" fo:letter-spacing="normal" fo:font-style="normal" fo:font-weight="normal"/>
    </style:style>
    <style:style style:name="T36" style:family="text">
      <style:text-properties fo:font-variant="normal" fo:text-transform="none" fo:color="#008000" fo:letter-spacing="normal" fo:font-style="normal"/>
    </style:style>
    <style:style style:name="T37" style:family="text">
      <style:text-properties fo:font-variant="normal" fo:text-transform="none" fo:color="#008000" style:font-name="monospace" fo:font-size="9.75pt" fo:letter-spacing="normal" fo:font-style="normal" fo:font-weight="normal"/>
    </style:style>
    <style:style style:name="T38" style:family="text">
      <style:text-properties fo:font-variant="normal" fo:text-transform="none" fo:color="#500070" style:font-name="verdana" fo:font-size="9pt" fo:letter-spacing="normal" fo:font-style="normal" fo:font-weight="normal"/>
    </style:style>
    <style:style style:name="T39" style:family="text">
      <style:text-properties fo:font-variant="normal" fo:text-transform="none" fo:color="#0000b0" style:font-name="verdana" fo:font-size="9pt" fo:letter-spacing="normal" fo:font-style="normal" fo:font-weight="normal"/>
    </style:style>
    <style:style style:name="T40" style:family="text">
      <style:text-properties fo:font-variant="normal" fo:text-transform="none" fo:color="#600030" style:font-name="verdana" fo:font-size="9pt" fo:letter-spacing="normal" fo:font-style="normal" fo:font-weight="normal"/>
    </style:style>
    <style:style style:name="T41" style:family="text">
      <style:text-properties fo:font-variant="normal" fo:text-transform="none" fo:color="#3366bb" style:font-name="sans-serif" fo:font-size="9.75pt" fo:letter-spacing="normal" fo:font-style="normal" style:text-underline-style="solid" style:text-underline-width="auto" style:text-underline-color="font-color" fo:font-weight="bold" style:font-style-asian="italic" style:font-style-complex="italic"/>
    </style:style>
    <style:style style:name="T42" style:family="text">
      <style:text-properties fo:font-variant="normal" fo:text-transform="none" fo:color="#000040" style:font-name="monospace" fo:font-size="9.75pt" fo:letter-spacing="normal" fo:font-style="normal" fo:font-weight="normal"/>
    </style:style>
    <style:style style:name="T43" style:family="text">
      <style:text-properties fo:font-variant="normal" fo:text-transform="none" fo:color="#008080" style:font-name="monospace" fo:font-size="9.75pt" fo:letter-spacing="normal" fo:font-style="normal" fo:font-weight="normal"/>
    </style:style>
    <style:style style:name="T44" style:family="text">
      <style:text-properties fo:font-variant="normal" fo:text-transform="none" fo:color="#007788" style:font-name="monospace" fo:font-size="9.75pt" fo:letter-spacing="normal" fo:font-style="normal" fo:font-weight="normal"/>
    </style:style>
    <style:style style:name="T45" style:family="text">
      <style:text-properties fo:font-variant="normal" fo:text-transform="none" fo:color="#0000ff" style:font-name="monospace" fo:font-size="9.75pt" fo:letter-spacing="normal" fo:font-style="normal" fo:font-weight="normal"/>
    </style:style>
    <style:style style:name="T46" style:family="text">
      <style:text-properties fo:font-variant="normal" fo:text-transform="none" fo:color="#222222" style:font-name="Verdana" fo:font-size="8.25pt" fo:letter-spacing="normal" fo:font-style="normal" fo:font-weight="bold"/>
    </style:style>
    <style:style style:name="T47" style:family="text">
      <style:text-properties fo:letter-spacing="normal"/>
    </style:style>
    <style:style style:name="T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style:text-position="sub 58%"/>
    </style:style>
    <style:style style:name="T52" style:family="text">
      <style:text-properties fo:color="#000070" style:text-line-through-style="none" style:text-underline-style="none" fo:font-weight="bold" style:text-blinking="false"/>
    </style:style>
    <style:style style:name="T53" style:family="text">
      <style:text-properties fo:color="#008000"/>
    </style:style>
    <style:style style:name="T54" style:family="text">
      <style:text-properties fo:color="#008000" fo:font-size="10pt"/>
    </style:style>
    <style:style style:name="T55" style:family="text">
      <style:text-properties fo:color="#008000" style:font-name="monospace" fo:font-size="9.75pt" fo:font-style="normal" fo:font-weight="normal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  <style:style style:name="T58" style:family="text">
      <style:text-properties style:font-name="courier"/>
    </style:style>
    <style:style style:name="T59" style:family="text">
      <style:text-properties fo:font-size="9pt"/>
    </style:style>
    <style:style style:name="T60" style:family="text">
      <style:text-properties style:font-weight-asian="bold" style:font-weight-complex="bold"/>
    </style:style>
    <style:style style:name="T61" style:family="text">
      <style:text-properties style:font-name="Inconsolata1"/>
    </style:style>
    <style:style style:name="T62" style:family="text">
      <style:text-properties style:font-name="Inconsolata1" fo:font-size="8pt" style:font-size-asian="8pt" style:font-size-complex="8pt"/>
    </style:style>
    <style:style style:name="T63" style:family="text">
      <style:text-properties style:font-name="Inconsolata1" fo:font-size="7pt" style:font-size-asian="7pt" style:font-size-complex="7pt"/>
    </style:style>
    <style:style style:name="T64" style:family="text">
      <style:text-properties fo:color="#008080"/>
    </style:style>
    <style:style style:name="T65" style:family="text">
      <style:text-properties fo:color="#008080" style:font-name="monospace" fo:font-size="9.75pt" fo:font-style="normal" fo:font-weight="normal"/>
    </style:style>
    <style:style style:name="T66" style:family="text">
      <style:text-properties fo:color="#007788"/>
    </style:style>
    <style:style style:name="T67" style:family="text">
      <style:text-properties fo:color="#007788" style:font-name="monospace" fo:font-size="9.75pt" fo:font-style="normal" fo:font-weight="normal"/>
    </style:style>
    <style:style style:name="T68" style:family="text">
      <style:text-properties fo:color="#000040"/>
    </style:style>
    <style:style style:name="T69" style:family="text">
      <style:text-properties fo:color="#000040" style:font-name="monospace" fo:font-size="9.75pt" fo:font-style="normal" fo:font-weight="normal"/>
    </style:style>
    <style:style style:name="T70" style:family="text">
      <style:text-properties fo:color="#0000ff"/>
    </style:style>
    <style:style style:name="T71" style:family="text">
      <style:text-properties fo:color="#0000ff" style:font-name="monospace" fo:font-size="9.75pt" fo:font-style="normal" fo:font-weight="normal"/>
    </style:style>
    <style:style style:name="T72" style:family="text">
      <style:text-properties fo:color="#0000dd"/>
    </style:style>
    <style:style style:name="T73" style:family="text">
      <style:text-properties fo:color="#8080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10">atof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0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10">atoi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atol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10">strtod</text:span></text:span><text:span text:style-name="Code">(char const * </text:span><text:span text:style-name="Code"><text:span text:style-name="T10">str</text:span></text:span><text:span text:style-name="Code">, char ** </text:span><text:span text:style-name="Code"><text:span text:style-name="T10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strtol</text:span></text:span><text:span text:style-name="Code">(char const *</text:span><text:span text:style-name="Code"><text:span text:style-name="T10">str</text:span></text:span><text:span text:style-name="Code">, char **</text:span><text:span text:style-name="Code"><text:span text:style-name="T10">endptr</text:span></text:span><text:span text:style-name="Code">, int </text:span><text:span text:style-name="Code"><text:span text:style-name="T10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10">rand</text:span></text:span><text:span text:style-name="Code">()</text:span></text:p>
          </table:table-cell>
          <table:table-cell table:style-name="Table9.A1" table:number-columns-spanned="2" office:value-type="string">
            <text:p text:style-name="P2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10">srand</text:span></text:span><text:span text:style-name="Code">(unsigned int </text:span><text:span text:style-name="Code"><text:span text:style-name="T10">seed</text:span></text:span><text:span text:style-name="Code">)</text:span></text:p>
          </table:table-cell>
          <table:covered-table-cell/>
          <table:table-cell table:style-name="Table9.A2" office:value-type="string">
            <text:p text:style-name="P16">Initialize generator using seed.</text:p>
          </table:table-cell>
        </table:table-row>
      </table:table>
      <text:p text:style-name="P1"/>
      <text:p text:style-name="Standard"><text:span text:style-name="Code">#include &lt;stdlib.h&gt;</text:span></text:p>
      <text:p text:style-name="Standard"><text:span text:style-name="Code"><text:span text:style-name="T10">#include &lt;time.h&gt;</text:span></text:span></text:p>
      <text:p text:style-name="Standard"><text:span text:style-name="Code">int main () {</text:span></text:p>
      <text:p text:style-name="Standard"><text:span text:style-name="Code"><text:span text:style-name="T10"><text:s text:c="2"/>srand ( time(NULL) );</text:span></text:span></text:p>
      <text:p text:style-name="Standard"><text:span text:style-name="Code"><text:s text:c="2"/>/* use </text:span><text:span text:style-name="Code"><text:span text:style-name="T10">rand</text:span></text:span><text:span text:style-name="Code">() */</text:span></text:p>
      <text:p text:style-name="Standard"><text:span text:style-name="Code">}</text:span></text:p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10">malloc</text:span></text:span><text:span text:style-name="Code">(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0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calloc</text:span></text:span><text:span text:style-name="Code">(size_t </text:span><text:span text:style-name="Code"><text:span text:style-name="T10">num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realloc</text:span></text:span><text:span text:style-name="Code">(void * </text:span><text:span text:style-name="Code"><text:span text:style-name="T10">ptr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1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10">free</text:span></text:span><text:span text:style-name="Code">(void * ptr)</text:span></text:p>
          </table:table-cell>
          <table:table-cell table:style-name="Table10.A3" office:value-type="string">
            <text:p text:style-name="P1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10">abort</text:span></text:span><text:span text:style-name="Code">()</text:span></text:p>
          </table:table-cell>
          <table:table-cell table:style-name="Table11.A1" table:number-columns-spanned="2" office:value-type="string">
            <text:p text:style-name="P10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10">exit</text:span></text:span><text:span text:style-name="Code">(int </text:span><text:span text:style-name="Code"><text:span text:style-name="T10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1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atexit</text:span></text:span><text:span text:style-name="Code">( void (*</text:span><text:span text:style-name="Code"><text:span text:style-name="T10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10">getenv</text:span></text:span><text:span text:style-name="Code">(char const * </text:span><text:span text:style-name="Code"><text:span text:style-name="T10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system</text:span></text:span><text:span text:style-name="Code">(char const * </text:span><text:span text:style-name="Code"><text:span text:style-name="T10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Synchronously run <text:span text:style-name="Code">command</text:span>; return value is system-dependent</text:p>
          </table:table-cell>
          <table:covered-table-cell/>
          <table:covered-table-cell/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10">bsearch</text:span></text:span><text:span text:style-name="Code">(void const * </text:span><text:span text:style-name="Code"><text:span text:style-name="T10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10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10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10">qsort</text:span></text:span><text:span text:style-name="Code">(void * </text:span><text:span text:style-name="Code"><text:span text:style-name="T10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10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10">memset</text:span></text:span><text:span text:style-name="Code">(void * </text:span><text:span text:style-name="Code"><text:span text:style-name="T10">p</text:span></text:span><text:span text:style-name="Code">, int </text:span><text:span text:style-name="Code"><text:span text:style-name="T10">c</text:span></text:span><text:span text:style-name="Code">, size_t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at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py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10">strcmp</text:span></text:span><text:span text:style-name="Code">(char const * </text:span><text:span text:style-name="Code"><text:span text:style-name="T10">s1</text:span></text:span><text:span text:style-name="Code">, char const * </text:span><text:span text:style-name="Code"><text:span text:style-name="T10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c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pbrk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str</text:span></text:span><text:span text:style-name="Code">(char const * </text:span><text:span text:style-name="Code"><text:span text:style-name="T10">h</text:span></text:span><text:span text:style-name="Code">, char const *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dup</text:span></text:span><text:span text:style-name="Code">(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len</text:span></text:span><text:span text:style-name="Code">(char const * </text:span><text:span text:style-name="Code"><text:span text:style-name="T10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10">f</text:span></text:span><text:span text:style-name="Code">, </text:span><text:span text:style-name="Code"><text:span text:style-name="T10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10">va_list ap</text:span></text:span><text:span text:style-name="Code"><text:span text:style-name="T12">;</text:span></text:span></text:p>
      <text:p text:style-name="Standard"><text:span text:style-name="Code"><text:s text:c="2"/></text:span><text:span text:style-name="Code"><text:span text:style-name="T10">va_start(ap, f)</text:span></text:span><text:span text:style-name="Code"><text:span text:style-name="T12">;</text:span></text:span></text:p>
      <text:p text:style-name="Standard"><text:span text:style-name="Code"><text:s text:c="2"/>while(i = </text:span><text:span text:style-name="Code"><text:span text:style-name="T10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10">va_end(ap)</text:span></text:span><text:span text:style-name="Code"><text:span text:style-name="T12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0"><text:span text:style-name="Code"><text:span text:style-name="T10">M_E</text:span></text:span></text:p>
          </table:table-cell>
          <table:table-cell table:style-name="Table4.A1" office:value-type="string">
            <text:p text:style-name="Table_20_Contents"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2E</text:span></text:span></text:p>
          </table:table-cell>
          <table:table-cell table:style-name="Table4.A1" office:value-type="string">
            <text:p text:style-name="Table_20_Contents">log<text:span text:style-name="T51">2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10E</text:span></text:span></text:p>
          </table:table-cell>
          <table:table-cell table:style-name="Table4.A1" office:value-type="string">
            <text:p text:style-name="Table_20_Contents">log<text:span text:style-name="T51">10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10"><text:span text:style-name="Code"><text:span text:style-name="T10">M_2_SQRTPI</text:span></text:span></text:p>
          </table:table-cell>
          <table:table-cell table:style-name="Table4.A1" office:value-type="string">
            <text:p text:style-name="Table_20_Contents">2 × 1/<text:span text:style-name="T25">√</text:span>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10"><text:span text:style-name="Code"><text:span text:style-name="T10">M_SQRT2</text:span></text:span></text:p>
          </table:table-cell>
          <table:table-cell table:style-name="Table4.A1" office:value-type="string">
            <text:p text:style-name="Table_20_Contents"><text:span text:style-name="T25">√</text:span>2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10"><text:span text:style-name="Code"><text:span text:style-name="T10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9"><text:span text:style-name="Code"><text:span text:style-name="T10">cos</text:span></text:span></text:p>
          </table:table-cell>
          <table:table-cell table:style-name="Table12.A1" office:value-type="string">
            <text:p text:style-name="P9"><text:span text:style-name="Code"><text:span text:style-name="T10">sin</text:span></text:span></text:p>
          </table:table-cell>
          <table:table-cell table:style-name="Table12.A1" office:value-type="string">
            <text:p text:style-name="P9"><text:span text:style-name="Code"><text:span text:style-name="T10">tan</text:span></text:span></text:p>
          </table:table-cell>
          <table:table-cell table:style-name="Table12.A1" office:value-type="string">
            <text:p text:style-name="P9"><text:span text:style-name="Code"><text:span text:style-name="T10"/></text:span></text:p>
          </table:table-cell>
        </table:table-row>
        <table:table-row>
          <table:table-cell table:style-name="Table12.A1" office:value-type="string">
            <text:p text:style-name="P9"><text:span text:style-name="Code"><text:span text:style-name="T10">acos</text:span></text:span></text:p>
          </table:table-cell>
          <table:table-cell table:style-name="Table12.A1" office:value-type="string">
            <text:p text:style-name="P9"><text:span text:style-name="Code"><text:span text:style-name="T10">asin</text:span></text:span></text:p>
          </table:table-cell>
          <table:table-cell table:style-name="Table12.A1" office:value-type="string">
            <text:p text:style-name="P9"><text:span text:style-name="Code"><text:span text:style-name="T10">atan</text:span></text:span></text:p>
          </table:table-cell>
          <table:table-cell table:style-name="Table12.A1" office:value-type="string">
            <text:p text:style-name="P9"><text:span text:style-name="Code"><text:span text:style-name="T10">atan2</text:span></text:span><text:span text:style-name="Code"><text:span text:style-name="T12">(y, x)</text:span></text:span></text:p>
          </table:table-cell>
        </table:table-row>
        <table:table-row>
          <table:table-cell table:style-name="Table12.A3" office:value-type="string">
            <text:p text:style-name="P9"><text:span text:style-name="Code"><text:span text:style-name="T10">cosh</text:span></text:span></text:p>
          </table:table-cell>
          <table:table-cell table:style-name="Table12.A3" office:value-type="string">
            <text:p text:style-name="P9"><text:span text:style-name="Code"><text:span text:style-name="T10">sinh</text:span></text:span></text:p>
          </table:table-cell>
          <table:table-cell table:style-name="Table12.A3" office:value-type="string">
            <text:p text:style-name="P9"><text:span text:style-name="Code"><text:span text:style-name="T10">tanh</text:span></text:span></text:p>
          </table:table-cell>
          <table:table-cell table:style-name="Table12.A3" office:value-type="string">
            <text:p text:style-name="P9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10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49">e</text:span><text:span text:style-name="T56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56">exp</text:span></text:span><text:span text:style-name="T57">; returns </text:span><text:span text:style-name="Code"><text:span text:style-name="T57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56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51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56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2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Code"><text:span text:style-name="T7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10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1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10">get</text:span></text:span><text:span text:style-name="Code">(char &amp;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1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getline</text:span></text:span><text:span text:style-name="Code">(char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, char </text:span><text:span text:style-name="Code"><text:span text:style-name="T10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10">peek</text:span></text:span><text:span text:style-name="Code">()</text:span></text:p>
          </table:table-cell>
          <table:table-cell table:style-name="Table24.A2" table:number-columns-spanned="4" office:value-type="string">
            <text:p text:style-name="P1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putback</text:span></text:span><text:span text:style-name="Code">(char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&amp; </text:span><text:span text:style-name="Code"><text:span text:style-name="T10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10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1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10">put</text:span></text:span><text:span text:style-name="Code">(char </text:span><text:span text:style-name="Code"><text:span text:style-name="T10">c</text:span></text:span><text:span text:style-name="Code">)</text:span></text:p>
          </table:table-cell>
          <table:table-cell table:style-name="Table23.A1" office:value-type="string">
            <text:p text:style-name="P10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 </text:span><text:span text:style-name="Code"><text:span text:style-name="T10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10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write</text:span></text:span><text:span text:style-name="Code">(char const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1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10">operator&lt;&lt;</text:span></text:span> for your classes</text:h>
      <text:p text:style-name="Text_20_body"><text:span text:style-name="Code">class </text:span><text:span text:style-name="Code"><text:span text:style-name="T12">X</text:span></text:span><text:span text:style-name="Code"> {</text:span></text:p>
      <text:p text:style-name="Text_20_body"><text:span text:style-name="Code"><text:s text:c="2"/>char * </text:span><text:span text:style-name="Code"><text:span text:style-name="T12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10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10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12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p text:style-name="Text_20_body"/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oft-page-break/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1">Character</text:p>
          </table:table-cell>
          <table:table-cell table:style-name="Table3.A1" office:value-type="string">
            <text:p text:style-name="P11">Decimal</text:p>
          </table:table-cell>
          <table:table-cell table:style-name="Table3.A1" office:value-type="string">
            <text:p text:style-name="P11">Hex</text:p>
          </table:table-cell>
          <table:table-cell table:style-name="Table3.A1" office:value-type="string">
            <text:p text:style-name="P11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10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1</text:span></text:span><text:span text:style-name="Code">1 1010</text:span></text:p>
          </table:table-cell>
        </table:table-row>
      </table:table>
      <text:h text:style-name="Heading_20_2" text:outline-level="2">Function pointers</text:h>
      <text:p text:style-name="Standard"><text:span text:style-name="Code"><text:span text:style-name="T26">int MyClass::func(char const *); <text:s/>// ordinary class method</text:span></text:span></text:p>
      <text:p text:style-name="Standard"><text:span text:style-name="Code"><text:span text:style-name="T26">int (</text:span></text:span><text:span text:style-name="Code"><text:span text:style-name="T27">MyClass::*funcPtr</text:span></text:span><text:span text:style-name="Code"><text:span text:style-name="T26">)(char*); <text:s/>// data member,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c(); <text:s/>// instantiate class on stack</text:span></text:span></text:p>
      <text:p text:style-name="Standard"><text:span text:style-name="Code"><text:span text:style-name="T26">int i = c.func(“56”); <text:s/>// Call ordinary method</text:span></text:span></text:p>
      <text:p text:style-name="Standard"><text:span text:style-name="Code"><text:span text:style-name="T26">i = </text:span></text:span><text:span text:style-name="Code"><text:span text:style-name="T27">(c.*funcPtr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*d = new MyClass(); <text:s/>// Allocate new object</text:span></text:span></text:p>
      <text:p text:style-name="Standard"><text:span text:style-name="Code"><text:span text:style-name="T26">i = </text:span></text:span><text:span text:style-name="Code"><text:span text:style-name="T27">(c-&gt;*func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// `func` points to char*→int</text:span></text:span></text:p>
      <text:p text:style-name="Standard"><text:span text:style-name="Code"><text:span text:style-name="T26">int </text:span></text:span><text:span text:style-name="Code"><text:span text:style-name="T27">(*func)</text:span></text:span><text:span text:style-name="Code"><text:span text:style-name="T26">(char const *) = </text:span></text:span><text:span text:style-name="Code"><text:span text:style-name="T27">&amp;atoi</text:span></text:span><text:span text:style-name="Code"><text:span text:style-name="T26">;</text:span></text:span></text:p>
      <text:p text:style-name="Standard"><text:span text:style-name="Code">i = </text:span><text:span text:style-name="Code"><text:span text:style-name="T10">(*func)</text:span></text:span><text:span text:style-name="Code">(“56”); <text:s/>// call it; i == 56</text:span></text:p>
      <text:p text:style-name="Standard"><text:span text:style-name="Code">func = </text:span><text:span text:style-name="Code"><text:span text:style-name="T10">&amp;MyClass::func</text:span></text:span><text:span text:style-name="Code">; <text:s/>// reassign func</text:span></text:p>
      <text:p text:style-name="Standard"><text:span text:style-name="Code"/></text:p>
      <text:p text:style-name="Standard"><text:span text:style-name="Code">char (*</text:span><text:span text:style-name="Code"><text:span text:style-name="T10">foo</text:span></text:span><text:span text:style-name="Code">(int </text:span><text:span text:style-name="Code"><text:span text:style-name="T10">i</text:span></text:span><text:span text:style-name="Code">))(float) { … } // foo is int→(float→char)</text:span></text:p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8"/>
        <table:table-row>
          <table:table-cell table:style-name="Table16.A1" office:value-type="string">
            <text:p text:style-name="P4"><text:span text:style-name="Code">+</text:span></text:p>
          </table:table-cell>
          <table:table-cell table:style-name="Table16.A1" office:value-type="string">
            <text:p text:style-name="P4"><text:span text:style-name="Code">-</text:span></text:p>
          </table:table-cell>
          <table:table-cell table:style-name="Table16.A1" office:value-type="string">
            <text:p text:style-name="P4"><text:span text:style-name="Code">--</text:span></text:p>
          </table:table-cell>
          <table:table-cell table:style-name="Table16.A1" office:value-type="string">
            <text:p text:style-name="P4"><text:span text:style-name="Code">++</text:span></text:p>
          </table:table-cell>
          <table:table-cell table:style-name="Table16.A1" office:value-type="string">
            <text:p text:style-name="P4"><text:span text:style-name="Code">!</text:span></text:p>
          </table:table-cell>
          <table:table-cell table:style-name="Table16.A1" office:value-type="string">
            <text:p text:style-name="P4"><text:span text:style-name="Code">~</text:span></text:p>
          </table:table-cell>
          <table:table-cell table:style-name="Table16.A1" office:value-type="string">
            <text:p text:style-name="P4"><text:span text:style-name="Code">*</text:span></text:p>
          </table:table-cell>
          <table:table-cell table:style-name="Table16.A1" office:value-type="string">
            <text:p text:style-name="P4"><text:span text:style-name="Code">&amp;</text:span></text:p>
          </table:table-cell>
        </table:table-row>
        <table:table-row>
          <table:table-cell table:style-name="Table16.A1" office:value-type="string">
            <text:p text:style-name="P4"><text:span text:style-name="Code">(type)</text:span></text:p>
          </table:table-cell>
          <table:table-cell table:style-name="Table16.A1" office:value-type="string">
            <text:p text:style-name="P4"><text:span text:style-name="Code">new</text:span></text:p>
          </table:table-cell>
          <table:table-cell table:style-name="Table16.A1" office:value-type="string">
            <text:p text:style-name="P4"><text:span text:style-name="Code">new[]</text:span></text:p>
          </table:table-cell>
          <table:table-cell table:style-name="Table16.A1" office:value-type="string">
            <text:p text:style-name="P4"><text:span text:style-name="Code">delete</text:span></text:p>
          </table:table-cell>
          <table:table-cell table:style-name="Table16.A1" table:number-columns-spanned="2" office:value-type="string">
            <text:p text:style-name="P4"><text:span text:style-name="Code">delete[]</text:span></text:p>
          </table:table-cell>
          <table:covered-table-cell/>
          <table:table-cell table:style-name="Table16.A1" office:value-type="string">
            <text:p text:style-name="P4"><text:span text:style-name="Code"/></text:p>
          </table:table-cell>
          <table:table-cell table:style-name="Table16.A1" office:value-type="string">
            <text:p text:style-name="P4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4"><text:span text:style-name="Code">--</text:span></text:p>
          </table:table-cell>
          <table:table-cell table:style-name="Table17.A1" office:value-type="string">
            <text:p text:style-name="P4"><text:span text:style-name="Code">++</text:span></text:p>
          </table:table-cell>
          <table:table-cell table:style-name="Table17.A1" office:value-type="string">
            <text:p text:style-name="P4"><text:span text:style-name="Code">[]</text:span></text:p>
          </table:table-cell>
          <table:table-cell table:style-name="Table17.A1" office:value-type="string">
            <text:p text:style-name="P4"><text:span text:style-name="Code">(...)</text:span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</table:table-row>
      </table:table>
      <text:h text:style-name="Heading_20_3" text:outline-level="3">Binary infix operators</text:h>
      <text:p text:style-name="P5">Unoverloadable operators are greyed out.</text:p>
      <table:table table:name="Table18" table:style-name="Table18">
        <table:table-column table:style-name="Table18.A" table:number-columns-repeated="8"/>
        <table:table-row>
          <table:table-cell table:style-name="Table18.A1" office:value-type="string">
            <text:p text:style-name="P4"><text:span text:style-name="Code">=</text:span></text:p>
          </table:table-cell>
          <table:table-cell table:style-name="Table18.A1" office:value-type="string">
            <text:p text:style-name="P4"><text:span text:style-name="Code">+</text:span></text:p>
          </table:table-cell>
          <table:table-cell table:style-name="Table18.A1" office:value-type="string">
            <text:p text:style-name="P4"><text:span text:style-name="Code">-</text:span></text:p>
          </table:table-cell>
          <table:table-cell table:style-name="Table18.A1" office:value-type="string">
            <text:p text:style-name="P4"><text:span text:style-name="Code">*</text:span></text:p>
          </table:table-cell>
          <table:table-cell table:style-name="Table18.A1" office:value-type="string">
            <text:p text:style-name="P4"><text:span text:style-name="Code">/</text:span></text:p>
          </table:table-cell>
          <table:table-cell table:style-name="Table18.A1" office:value-type="string">
            <text:p text:style-name="P4"><text:span text:style-name="Code">%</text:span></text:p>
          </table:table-cell>
          <table:table-cell table:style-name="Table18.A1" office:value-type="string">
            <text:p text:style-name="P4"><text:span text:style-name="Code">==</text:span></text:p>
          </table:table-cell>
          <table:table-cell table:style-name="Table18.A1" office:value-type="string">
            <text:p text:style-name="P4"><text:span text:style-name="Code">!=</text:span></text:p>
          </table:table-cell>
        </table:table-row>
        <table:table-row>
          <table:table-cell table:style-name="Table18.A1" office:value-type="string">
            <text:p text:style-name="P4"><text:span text:style-name="Code">&gt;</text:span></text:p>
          </table:table-cell>
          <table:table-cell table:style-name="Table18.A1" office:value-type="string">
            <text:p text:style-name="P4"><text:span text:style-name="Code">&lt;</text:span></text:p>
          </table:table-cell>
          <table:table-cell table:style-name="Table18.A1" office:value-type="string">
            <text:p text:style-name="P4"><text:span text:style-name="Code">&gt;=</text:span></text:p>
          </table:table-cell>
          <table:table-cell table:style-name="Table18.A1" office:value-type="string">
            <text:p text:style-name="P4"><text:span text:style-name="Code">&lt;=</text:span></text:p>
          </table:table-cell>
          <table:table-cell table:style-name="Table18.A1" office:value-type="string">
            <text:p text:style-name="P4"><text:span text:style-name="Code">&amp;&amp;</text:span></text:p>
          </table:table-cell>
          <table:table-cell table:style-name="Table18.A1" office:value-type="string">
            <text:p text:style-name="P4"><text:span text:style-name="Code">||</text:span></text:p>
          </table:table-cell>
          <table:table-cell table:style-name="Table18.A1" office:value-type="string">
            <text:p text:style-name="P4"><text:span text:style-name="Code">&amp;</text:span></text:p>
          </table:table-cell>
          <table:table-cell table:style-name="Table18.A1" office:value-type="string">
            <text:p text:style-name="P4"><text:span text:style-name="Code">|</text:span></text:p>
          </table:table-cell>
        </table:table-row>
        <table:table-row>
          <table:table-cell table:style-name="Table18.A1" office:value-type="string">
            <text:p text:style-name="P4"><text:span text:style-name="Code">^</text:span></text:p>
          </table:table-cell>
          <table:table-cell table:style-name="Table18.A1" office:value-type="string">
            <text:p text:style-name="P4"><text:span text:style-name="Code">&lt;&lt;</text:span></text:p>
          </table:table-cell>
          <table:table-cell table:style-name="Table18.A1" office:value-type="string">
            <text:p text:style-name="P4"><text:span text:style-name="Code">&gt;&gt;</text:span></text:p>
          </table:table-cell>
          <table:table-cell table:style-name="Table18.A1" office:value-type="string">
            <text:p text:style-name="P4"><text:span text:style-name="Code">+=</text:span></text:p>
          </table:table-cell>
          <table:table-cell table:style-name="Table18.A1" office:value-type="string">
            <text:p text:style-name="P4"><text:span text:style-name="Code">-=</text:span></text:p>
          </table:table-cell>
          <table:table-cell table:style-name="Table18.A1" office:value-type="string">
            <text:p text:style-name="P4"><text:span text:style-name="Code">*=</text:span></text:p>
          </table:table-cell>
          <table:table-cell table:style-name="Table18.A1" office:value-type="string">
            <text:p text:style-name="P4"><text:span text:style-name="Code">/=</text:span></text:p>
          </table:table-cell>
          <table:table-cell table:style-name="Table18.A1" office:value-type="string">
            <text:p text:style-name="P4"><text:span text:style-name="Code">%=</text:span></text:p>
          </table:table-cell>
        </table:table-row>
        <table:table-row>
          <table:table-cell table:style-name="Table18.A1" office:value-type="string">
            <text:p text:style-name="P4"><text:span text:style-name="Code">&amp;=</text:span></text:p>
          </table:table-cell>
          <table:table-cell table:style-name="Table18.A1" office:value-type="string">
            <text:p text:style-name="P4"><text:span text:style-name="Code">|=</text:span></text:p>
          </table:table-cell>
          <table:table-cell table:style-name="Table18.A1" office:value-type="string">
            <text:p text:style-name="P4"><text:span text:style-name="Code">^=</text:span></text:p>
          </table:table-cell>
          <table:table-cell table:style-name="Table18.A1" office:value-type="string">
            <text:p text:style-name="P4"><text:span text:style-name="Code">&lt;&lt;=</text:span></text:p>
          </table:table-cell>
          <table:table-cell table:style-name="Table18.A1" office:value-type="string">
            <text:p text:style-name="P4"><text:span text:style-name="Code">&gt;&gt;=</text:span></text:p>
          </table:table-cell>
          <table:table-cell table:style-name="Table18.A1" office:value-type="string">
            <text:p text:style-name="P4"><text:span text:style-name="Code">-&gt;</text:span></text:p>
          </table:table-cell>
          <table:table-cell table:style-name="Table18.G4" office:value-type="string">
            <text:p text:style-name="P4"><text:span text:style-name="Code">.</text:span></text:p>
          </table:table-cell>
          <table:table-cell table:style-name="Table18.A1" office:value-type="string">
            <text:p text:style-name="P4"><text:span text:style-name="Code">-&gt;*</text:span></text:p>
          </table:table-cell>
        </table:table-row>
        <table:table-row>
          <table:table-cell table:style-name="Table18.G4" office:value-type="string">
            <text:p text:style-name="P4"><text:span text:style-name="Code">.*</text:span></text:p>
          </table:table-cell>
          <table:table-cell table:style-name="Table18.G4" office:value-type="string">
            <text:p text:style-name="P4"><text:span text:style-name="Code">::</text:span></text:p>
          </table:table-cell>
          <table:table-cell table:style-name="Table18.A1" office:value-type="string">
            <text:p text:style-name="P4"><text:span text:style-name="Code">,</text:span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3">not available</text:p>
          </table:table-cell>
        </table:table-row>
      </table:table>
      <text:h text:style-name="Heading_20_3" text:outline-level="3"><text:span text:style-name="Code"><text:span text:style-name="T10">new</text:span></text:span> and <text:span text:style-name="Code"><text:span text:style-name="T10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63">new</text:span> and <text:span text:style-name="T63">delete</text:span></text:h>
      <text:p text:style-name="Text_20_body">Replacement for <text:span text:style-name="Code">malloc</text:span>/<text:span text:style-name="Code">free</text:span> allocation, but not interoperable therewith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1">Atomic types</text:p>
          </table:table-cell>
          <table:table-cell table:style-name="Table15.A1" office:value-type="string">
            <text:p text:style-name="P11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12">* i </text:span></text:span><text:span text:style-name="Code">= </text:span><text:span text:style-name="Code"><text:span text:style-name="T10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10">delete</text:span></text:span><text:span text:style-name="Code"><text:span text:style-name="T12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12"> i =</text:span></text:span><text:span text:style-name="Code"> </text:span><text:span text:style-name="Code"><text:span text:style-name="T10">new </text:span></text:span><text:span text:style-name="Code">int</text:span><text:span text:style-name="Code"><text:span text:style-name="T10">[</text:span></text:span><text:span text:style-name="Code"><text:span text:style-name="T12">100</text:span></text:span><text:span text:style-name="Code"><text:span text:style-name="T10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10">delete[]</text:span></text:span><text:span text:style-name="Code"><text:span text:style-name="T12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10">Player(</text:span></text:span><text:span text:style-name="Code">char const *</text:span><text:span text:style-name="Code"><text:span text:style-name="T10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10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10">X(</text:span></text:span><text:span text:style-name="Code">char const * name</text:span><text:span text:style-name="Code"><text:span text:style-name="T10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10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10">%</text:span></text:span><text:span text:style-name="Code">[flags][width][.precision][length]</text:span><text:span text:style-name="Code"><text:span text:style-name="T10">specifier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10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10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10">*</text:span></text:span></text:p>
          </table:table-cell>
          <table:table-cell table:style-name="Table28.A1" office:value-type="string">
            <text:p text:style-name="P13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padding="0cm" fo:border-left="none" fo:border-right="none" fo:border-top="0.018cm solid #000000" fo:border-bottom="none" style:shadow="none"/>
      <style:text-properties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3854*" fo:start-indent="0cm" fo:end-indent="0.249cm"/>
          <style:column style:rel-width="3996*" fo:start-indent="0.249cm" fo:end-indent="0.249cm"/>
          <style:column style:rel-width="3996*" fo:start-indent="0.249cm" fo:end-indent="0.249cm"/>
          <style:column style:rel-width="385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09T20:18:34</dc:date>
    <dc:creator>James Fisher</dc:creator>
    <meta:editing-duration>PT10H35M38S</meta:editing-duration>
    <meta:editing-cycles>92</meta:editing-cycles>
    <meta:document-statistic meta:table-count="30" meta:image-count="0" meta:object-count="0" meta:page-count="2" meta:paragraph-count="513" meta:word-count="1894" meta:character-count="11034"/>
  </office:meta>
</office:document-meta>
</file>